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8000001DD6B8460EE.jpg"/>
  <manifest:file-entry manifest:media-type="image/jpeg" manifest:full-path="Pictures/10000000000002F3000001D79ADD38E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S</text:p>
      <text:p text:style-name="Standard"/>
      <text:p text:style-name="Standard"><draw:frame draw:style-name="fr1" draw:name="images1" text:anchor-type="paragraph" svg:width="16.776cm" svg:height="10.462cm" draw:z-index="0"><draw:image xlink:href="Pictures/10000000000002F3000001D79ADD38E5.jpg" xlink:type="simple" xlink:show="embed" xlink:actuate="onLoad"/></draw:frame></text:p>
      <text:p text:style-name="Standard"><draw:frame draw:style-name="fr1" draw:name="images2" text:anchor-type="paragraph" svg:width="16.692cm" svg:height="11.204cm" draw:z-index="1"><draw:image xlink:href="Pictures/10000000000002C8000001DD6B8460E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Bettker</meta:initial-creator>
    <meta:creation-date>2021-05-26T09:06:32.06</meta:creation-date>
    <meta:document-statistic meta:table-count="0" meta:image-count="2" meta:object-count="0" meta:page-count="1" meta:paragraph-count="1" meta:word-count="1" meta:character-count="5"/>
    <dc:date>2021-05-26T09:23:51.64</dc:date>
    <dc:creator>Yann Bettker</dc:creator>
    <meta:editing-duration>PT1M57S</meta:editing-duration>
    <meta:editing-cycles>1</meta:editing-cycles>
    <meta:generator>OpenOffice/4.1.6$Win32 OpenOffice.org_project/416m1$Build-9790</meta:generator>
  </office:meta>
</office:document-meta>
</file>